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34d" officeooo:paragraph-rsid="000ec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0:03:16.885492501</meta:creation-date>
    <dc:date>2020-06-07T10:11:35.987648323</dc:date>
    <meta:editing-duration>PT8M2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